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Helvetica" fo:font-size="18pt" style:font-name-asian="DejaVu Sans" style:font-size-asian="18pt" style:font-name-complex="Liberation Sans1" style:font-size-complex="18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28pt" fo:font-weight="bold" officeooo:rsid="00172514" officeooo:paragraph-rsid="00172514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28pt" fo:font-weight="normal" officeooo:rsid="001936c7" officeooo:paragraph-rsid="001936c7" style:font-size-asian="28pt" style:font-weight-asian="normal" style:font-size-complex="28pt" style:font-weight-complex="normal"/>
    </style:style>
    <style:style style:name="P4" style:family="paragraph" style:parent-style-name="Содержание_7e_LT_7e_Gliederung_20_1">
      <style:text-properties style:text-position="0% 100%" fo:font-size="14pt" officeooo:rsid="00172514" officeooo:paragraph-rsid="001936c7" style:font-size-asian="12.25pt" style:font-size-complex="14pt"/>
    </style:style>
    <style:style style:name="P5" style:family="paragraph" style:parent-style-name="Содержание_7e_LT_7e_Gliederung_20_1">
      <style:paragraph-properties fo:text-align="start" style:justify-single-word="false"/>
      <style:text-properties style:font-name="Helvetica" fo:font-size="18pt" officeooo:paragraph-rsid="001a896f" style:font-name-asian="DejaVu Sans" style:font-size-asian="18pt" style:font-name-complex="Liberation Sans1" style:font-size-complex="18pt"/>
    </style:style>
    <style:style style:name="P6" style:family="paragraph" style:parent-style-name="Содержание_7e_LT_7e_Gliederung_20_1">
      <style:paragraph-properties fo:margin-top="0.0555in" fo:margin-bottom="0in" loext:contextual-spacing="false" fo:line-height="90%" fo:text-align="start" style:justify-single-word="false" style:writing-mode="lr-tb"/>
      <style:text-properties style:text-position="0% 100%" style:font-name="Helvetica" fo:font-size="15pt" fo:font-weight="normal" officeooo:rsid="001936c7" officeooo:paragraph-rsid="001a896f" style:font-name-asian="DejaVu Sans" style:font-size-asian="15pt" style:font-weight-asian="normal" style:font-name-complex="Liberation Sans1" style:font-size-complex="15pt"/>
    </style:style>
    <style:style style:name="P7" style:family="paragraph" style:parent-style-name="Содержание_7e_LT_7e_Gliederung_20_1">
      <style:paragraph-properties fo:margin-top="0.0555in" fo:margin-bottom="0in" loext:contextual-spacing="false" fo:line-height="90%" fo:text-align="start" style:justify-single-word="false" style:writing-mode="lr-tb"/>
      <style:text-properties officeooo:paragraph-rsid="001a896f"/>
    </style:style>
    <style:style style:name="P8" style:family="paragraph" style:parent-style-name="Содержание_7e_LT_7e_Gliederung_20_1" style:list-style-name="L1">
      <style:paragraph-properties fo:text-align="start" style:justify-single-word="false"/>
      <style:text-properties style:text-position="0% 100%" style:font-name="Helvetica" fo:font-size="15pt" fo:font-weight="bold" officeooo:rsid="001936c7" officeooo:paragraph-rsid="001a896f" style:font-name-asian="DejaVu Sans" style:font-size-asian="15pt" style:font-weight-asian="bold" style:font-name-complex="Liberation Sans1" style:font-size-complex="15pt" style:font-weight-complex="bold"/>
    </style:style>
    <style:style style:name="P9" style:family="paragraph" style:parent-style-name="Содержание_7e_LT_7e_Gliederung_20_1" style:list-style-name="L1">
      <style:paragraph-properties fo:margin-top="0.0555in" fo:margin-bottom="0in" loext:contextual-spacing="false" fo:line-height="90%" fo:text-align="start" style:justify-single-word="false" style:writing-mode="lr-tb"/>
      <style:text-properties style:text-position="0% 100%" style:font-name="Helvetica" fo:font-size="15pt" fo:font-weight="bold" officeooo:rsid="001936c7" officeooo:paragraph-rsid="001a896f" style:font-size-asian="15pt" style:font-weight-asian="bold" style:font-size-complex="15pt" style:font-weight-complex="bold"/>
    </style:style>
    <style:style style:name="P10" style:family="paragraph" style:parent-style-name="Содержание_7e_LT_7e_Gliederung_20_1" style:list-style-name="L1">
      <style:paragraph-properties fo:margin-top="0.0555in" fo:margin-bottom="0in" loext:contextual-spacing="false" fo:line-height="90%" fo:text-align="start" style:justify-single-word="false" style:writing-mode="lr-tb"/>
      <style:text-properties style:text-position="0% 100%" style:font-name="Helvetica" fo:font-size="15pt" fo:font-weight="bold" officeooo:paragraph-rsid="001a896f" style:font-name-asian="DejaVu Sans" style:font-size-asian="15pt" style:font-weight-asian="bold" style:font-name-complex="Liberation Sans1" style:font-size-complex="15pt" style:font-weight-complex="bold"/>
    </style:style>
    <style:style style:name="P11" style:family="paragraph" style:parent-style-name="Содержание_7e_LT_7e_Gliederung_20_1" style:list-style-name="L1">
      <style:paragraph-properties fo:margin-top="0.0555in" fo:margin-bottom="0in" loext:contextual-spacing="false" fo:line-height="90%" fo:text-align="start" style:justify-single-word="false" style:writing-mode="lr-tb"/>
      <style:text-properties style:text-position="0% 100%" style:font-name="Helvetica" fo:font-size="15pt" fo:font-weight="bold" officeooo:rsid="001936c7" officeooo:paragraph-rsid="001a896f" style:font-name-asian="DejaVu Sans" style:font-size-asian="15pt" style:font-weight-asian="bold" style:font-name-complex="Liberation Sans1" style:font-size-complex="15pt" style:font-weight-complex="bold"/>
    </style:style>
    <style:style style:name="P12" style:family="paragraph" style:parent-style-name="Содержание_7e_LT_7e_Gliederung_20_1" style:list-style-name="L1">
      <style:paragraph-properties fo:margin-top="0.0555in" fo:margin-bottom="0in" loext:contextual-spacing="false" fo:line-height="90%" fo:text-align="start" style:justify-single-word="false" style:writing-mode="lr-tb"/>
      <style:text-properties style:text-position="0% 100%" style:font-name="Helvetica" fo:font-size="15pt" officeooo:rsid="001d241c" officeooo:paragraph-rsid="001d241c" style:font-name-asian="DejaVu Sans" style:font-size-asian="15pt" style:font-name-complex="Liberation Sans1" style:font-size-complex="15pt"/>
    </style:style>
    <style:style style:name="P13" style:family="paragraph" style:parent-style-name="Содержание_7e_LT_7e_Gliederung_20_1" style:list-style-name="L1">
      <style:paragraph-properties fo:margin-top="0.0555in" fo:margin-bottom="0in" loext:contextual-spacing="false" fo:line-height="90%" fo:text-align="start" style:justify-single-word="false" style:writing-mode="lr-tb"/>
      <style:text-properties style:text-position="0% 100%" style:font-name="Helvetica" fo:font-size="15pt" fo:font-weight="normal" officeooo:rsid="001936c7" officeooo:paragraph-rsid="001a896f" style:font-name-asian="DejaVu Sans" style:font-size-asian="15pt" style:font-weight-asian="normal" style:font-name-complex="Liberation Sans1" style:font-size-complex="15pt"/>
    </style:style>
    <style:style style:name="P14" style:family="paragraph" style:parent-style-name="Содержание_7e_LT_7e_Gliederung_20_1" style:list-style-name="L1">
      <style:paragraph-properties fo:margin-top="0.0555in" fo:margin-bottom="0in" loext:contextual-spacing="false" fo:line-height="90%" fo:text-align="start" style:justify-single-word="false" style:writing-mode="lr-tb"/>
      <style:text-properties style:text-position="0% 100%" fo:font-size="15pt" officeooo:rsid="00191234" officeooo:paragraph-rsid="001a896f" style:font-size-asian="15pt" style:font-size-complex="15pt"/>
    </style:style>
    <style:style style:name="P15" style:family="paragraph" style:parent-style-name="Содержание_7e_LT_7e_Gliederung_20_1" style:list-style-name="L1">
      <style:paragraph-properties fo:margin-top="0.0555in" fo:margin-bottom="0in" loext:contextual-spacing="false" fo:line-height="90%" fo:text-align="start" style:justify-single-word="false" style:writing-mode="lr-tb"/>
      <style:text-properties officeooo:rsid="001b6fe7" officeooo:paragraph-rsid="001b6fe7"/>
    </style:style>
    <style:style style:name="P16" style:family="paragraph" style:parent-style-name="Содержание_7e_LT_7e_Gliederung_20_1" style:list-style-name="L1">
      <style:paragraph-properties fo:margin-top="0.0555in" fo:margin-bottom="0in" loext:contextual-spacing="false" fo:line-height="90%" fo:text-align="start" style:justify-single-word="false" style:writing-mode="lr-tb"/>
      <style:text-properties officeooo:paragraph-rsid="001a896f"/>
    </style:style>
    <style:style style:name="P17" style:family="paragraph" style:parent-style-name="Содержание_7e_LT_7e_Gliederung_20_1" style:list-style-name="L1">
      <style:paragraph-properties fo:margin-top="0.0555in" fo:margin-bottom="0in" loext:contextual-spacing="false" fo:line-height="90%" fo:text-align="start" style:justify-single-word="false" style:writing-mode="lr-tb"/>
      <style:text-properties officeooo:paragraph-rsid="0020b9f6"/>
    </style:style>
    <style:style style:name="P18" style:family="paragraph" style:parent-style-name="Содержание_7e_LT_7e_Gliederung_20_1" style:list-style-name="L1">
      <style:paragraph-properties fo:margin-top="0.0555in" fo:margin-bottom="0in" loext:contextual-spacing="false" fo:line-height="90%" fo:text-align="start" style:justify-single-word="false" style:writing-mode="lr-tb"/>
      <style:text-properties style:font-name="Helvetica" fo:font-size="18pt" officeooo:paragraph-rsid="001a896f" style:font-name-asian="DejaVu Sans" style:font-size-asian="18pt" style:font-name-complex="Liberation Sans1" style:font-size-complex="18pt"/>
    </style:style>
    <style:style style:name="T1" style:family="text">
      <style:text-properties officeooo:rsid="001936c7"/>
    </style:style>
    <style:style style:name="T2" style:family="text">
      <style:text-properties style:text-position="0% 100%" style:font-name="Helvetica" fo:font-size="14pt" style:font-size-asian="14pt" style:font-size-complex="14pt"/>
    </style:style>
    <style:style style:name="T3" style:family="text">
      <style:text-properties style:text-position="0% 100%" style:font-name="Helvetica" fo:font-size="14pt" fo:font-weight="normal" officeooo:rsid="00191234" style:font-size-asian="14pt" style:font-weight-asian="normal" style:font-size-complex="14pt" style:font-weight-complex="normal"/>
    </style:style>
    <style:style style:name="T4" style:family="text">
      <style:text-properties style:text-position="0% 100%" style:font-name="Helvetica" fo:font-size="14pt" fo:font-weight="normal" officeooo:rsid="00191234" style:font-size-asian="14pt" style:font-weight-asian="normal" style:font-size-complex="14pt"/>
    </style:style>
    <style:style style:name="T5" style:family="text">
      <style:text-properties style:text-position="0% 100%" style:font-name="Helvetica" fo:font-size="14pt" fo:font-weight="normal" officeooo:rsid="001a896f" style:font-name-asian="DejaVu Sans" style:font-size-asian="14pt" style:font-weight-asian="normal" style:font-name-complex="Liberation Sans1" style:font-size-complex="14pt" style:font-weight-complex="normal"/>
    </style:style>
    <style:style style:name="T6" style:family="text">
      <style:text-properties style:text-position="0% 100%" style:font-name="Helvetica" fo:font-size="14pt" fo:font-weight="normal" officeooo:rsid="001f8624" style:font-name-asian="DejaVu Sans" style:font-size-asian="14pt" style:font-weight-asian="normal" style:font-name-complex="Liberation Sans1" style:font-size-complex="14pt" style:font-weight-complex="normal"/>
    </style:style>
    <style:style style:name="T7" style:family="text">
      <style:text-properties style:text-position="0% 100%" style:font-name="Helvetica" fo:font-size="14pt" fo:font-weight="normal" officeooo:rsid="0020b9f6" style:font-name-asian="DejaVu Sans" style:font-size-asian="14pt" style:font-weight-asian="normal" style:font-name-complex="Liberation Sans1" style:font-size-complex="14pt" style:font-weight-complex="normal"/>
    </style:style>
    <style:style style:name="T8" style:family="text">
      <style:text-properties style:text-position="0% 100%" fo:font-size="14pt" style:font-size-asian="14pt" style:font-size-complex="14pt"/>
    </style:style>
    <style:style style:name="T9" style:family="text">
      <style:text-properties style:text-position="0% 100%" fo:font-size="14pt" fo:font-weight="normal" officeooo:rsid="00191234" style:font-size-asian="14pt" style:font-weight-asian="normal" style:font-size-complex="14pt" style:font-weight-complex="normal"/>
    </style:style>
    <style:style style:name="T10" style:family="text">
      <style:text-properties style:text-position="0% 100%" fo:font-size="14pt" fo:font-weight="normal" officeooo:rsid="001a896f" style:font-size-asian="14pt" style:font-weight-asian="normal" style:font-size-complex="14pt" style:font-weight-complex="normal"/>
    </style:style>
    <style:style style:name="T11" style:family="text">
      <style:text-properties officeooo:rsid="00172514"/>
    </style:style>
    <style:style style:name="T12" style:family="text">
      <style:text-properties officeooo:rsid="001d241c"/>
    </style:style>
    <style:style style:name="T13" style:family="text">
      <style:text-properties style:text-outline="false" style:text-line-through-style="none" style:text-line-through-type="none" style:text-position="0% 100%" style:font-name="Lohit Devanagari" fo:font-size="10pt" fo:font-style="normal" fo:text-shadow="none" style:text-underline-style="none" fo:font-weight="normal" officeooo:rsid="001f8624" style:font-name-asian="DejaVu Sans" style:font-size-asian="10pt" style:font-style-asian="normal" style:font-weight-asian="normal" style:font-name-complex="Liberation Sans1" style:font-size-complex="14pt" style:font-weight-complex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Lohit Devanagari" fo:font-size="14pt" fo:font-style="normal" fo:text-shadow="none" style:text-underline-style="none" fo:font-weight="normal" officeooo:rsid="001f8624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T15" style:family="text">
      <style:text-properties officeooo:rsid="001f89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Тримбач Е.А.</text:p>
      <text:p text:style-name="P2"><text:span text:style-name="T1">T</text:span>est pla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7822420039286006901" text:style-name="L1">
              <text:list-item>
                <text:p text:style-name="P8">тестрируемая система </text:p>
              </text:list-item>
            </text:list>
          </table:table-cell>
          <table:table-cell table:style-name="Table1.B1" office:value-type="string">
            <text:p text:style-name="P5"><text:span text:style-name="Strong_20_Emphasis"><text:span text:style-name="T8"><text:s text:c="10"/></text:span></text:span><text:a xlink:type="simple" xlink:href="https://pets.mail.ru/" office:target-frame-name="_blank" xlink:show="new" text:style-name="Internet_20_link" text:visited-style-name="Visited_20_Internet_20_Link"><text:span text:style-name="Strong_20_Emphasis"><text:span text:style-name="T8">https://pets.mail.ru</text:span></text:span></text:a></text:p>
          </table:table-cell>
        </table:table-row>
        <table:table-row>
          <table:table-cell table:style-name="Table1.A2" office:value-type="string">
            <text:list xml:id="list202643475103953" text:continue-numbering="true" text:style-name="L1">
              <text:list-item>
                <text:p text:style-name="P9">вид тестирования</text:p>
                <text:p text:style-name="P14"/>
                <text:p text:style-name="P15"/>
              </text:list-item>
            </text:list>
          </table:table-cell>
          <table:table-cell table:style-name="Table1.B2" office:value-type="string">
            <text:list xml:id="list202644552677720" text:continue-numbering="true" text:style-name="L1">
              <text:list-header>
                <text:p text:style-name="P12"><text:span text:style-name="T11">п</text:span>роводим функциональное тестирование <text:span text:style-name="T15">открытия страниц без входа в учетную запись и со входом в нее</text:span> методом monkey test</text:p>
              </text:list-header>
            </text:list>
          </table:table-cell>
        </table:table-row>
        <table:table-row>
          <table:table-cell table:style-name="Table1.A2" office:value-type="string">
            <text:list xml:id="list202643033381441" text:continue-numbering="true" text:style-name="L1">
              <text:list-item>
                <text:p text:style-name="P11">Шаги </text:p>
              </text:list-item>
            </text:list>
          </table:table-cell>
          <table:table-cell table:style-name="Table1.B2" office:value-type="string">
            <text:p text:style-name="P7"><text:span text:style-name="T4"><text:s text:c="9"/>-открыть </text:span><text:a xlink:type="simple" xlink:href="https://pets.mail.ru/" text:style-name="Internet_20_link" text:visited-style-name="Visited_20_Internet_20_Link"><text:span text:style-name="Strong_20_Emphasis"><text:span text:style-name="T2">https://pets.mail.ru</text:span></text:span></text:a></text:p>
            <text:list xml:id="list202642590365430" text:continue-numbering="true" text:style-name="L1">
              <text:list-header>
                <text:p text:style-name="P16"><text:span text:style-name="Strong_20_Emphasis"><text:span text:style-name="T3">-проверить прокрутку страниц</text:span></text:span></text:p>
                <text:p text:style-name="P16"><text:span text:style-name="Strong_20_Emphasis"><text:span text:style-name="T3">-проверить отображение <text:s text:c="9"/>новостей, рекламы</text:span></text:span></text:p>
                <text:p text:style-name="P18"><text:span text:style-name="Strong_20_Emphasis"><text:span text:style-name="T9">-проверить открытие страниц новости, истории, как правильно, м</text:span></text:span><text:span text:style-name="Strong_20_Emphasis"><text:span text:style-name="T10">илота и т.д</text:span></text:span></text:p>
                <text:p text:style-name="P17"><text:span text:style-name="Strong_20_Emphasis"><text:span text:style-name="T5">- </text:span></text:span><text:span text:style-name="Strong_20_Emphasis"><text:span text:style-name="T6">зарегестрироваться под емейлом </text:span></text:span><text:a xlink:type="simple" xlink:href="mailto:test@mail.ru" text:style-name="Internet_20_link" text:visited-style-name="Visited_20_Internet_20_Link"><text:span text:style-name="Strong_20_Emphasis"><text:span text:style-name="T6">test@mail.ru</text:span></text:span></text:a><text:span text:style-name="Strong_20_Emphasis"><text:span text:style-name="T6"> с паролем test123 и мобильным телефоном</text:span></text:span><text:span text:style-name="Strong_20_Emphasis"><text:span text:style-name="T14">7(905)1234567</text:span></text:span></text:p>
                <text:p text:style-name="P16"><text:span text:style-name="Strong_20_Emphasis"><text:span text:style-name="T6">-</text:span></text:span><text:span text:style-name="Strong_20_Emphasis"><text:span text:style-name="T7">повторить вышеперечисленные будучи зарегестрированным</text:span></text:span></text:p>
              </text:list-header>
            </text:list>
            <text:p text:style-name="P7"><text:span text:style-name="Strong_20_Emphasis"><text:span text:style-name="T13"/></text:span></text:p>
          </table:table-cell>
        </table:table-row>
        <table:table-row>
          <table:table-cell table:style-name="Table1.A2" office:value-type="string">
            <text:list xml:id="list202643122994874" text:continue-numbering="true" text:style-name="L1">
              <text:list-item>
                <text:p text:style-name="P10">необходимое для тестирования оборудование и программные средства </text:p>
              </text:list-item>
            </text:list>
          </table:table-cell>
          <table:table-cell table:style-name="Table1.B2" office:value-type="string">
            <text:list xml:id="list202642711164772" text:continue-numbering="true" text:style-name="L1">
              <text:list-header>
                <text:p text:style-name="P13">-устройство с выходом в интернет</text:p>
              </text:list-header>
            </text:list>
          </table:table-cell>
        </table:table-row>
        <table:table-row>
          <table:table-cell table:style-name="Table1.A2" office:value-type="string">
            <text:list xml:id="list202643736123398" text:continue-numbering="true" text:style-name="L1">
              <text:list-item>
                <text:p text:style-name="P10">риски и их разрешени<text:span text:style-name="T11">е</text:span></text:p>
              </text:list-item>
            </text:list>
          </table:table-cell>
          <table:table-cell table:style-name="Table1.B2" office:value-type="string">
            <text:p text:style-name="P6">на данном этапе тестирования нет каких-либо рисков, которые <text:span text:style-name="T12">необходимо учитывать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лист_7e_LT_7e_Gliederung_20_1" style:display-name="Титульный лист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лист_7e_LT_7e_Gliederung_20_2" style:display-name="Титульный лист~LT~Gliederung 2" style:family="paragraph" style:parent-style-name="Титульный_20_лист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Титульный_20_лист_7e_LT_7e_Gliederung_20_3" style:display-name="Титульный лист~LT~Gliederung 3" style:family="paragraph" style:parent-style-name="Титульный_20_лист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лист_7e_LT_7e_Gliederung_20_4" style:display-name="Титульный лист~LT~Gliederung 4" style:family="paragraph" style:parent-style-name="Титульный_20_лист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лист_7e_LT_7e_Gliederung_20_5" style:display-name="Титульный лист~LT~Gliederung 5" style:family="paragraph" style:parent-style-name="Титульный_20_лист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лист_7e_LT_7e_Gliederung_20_6" style:display-name="Титульный лист~LT~Gliederung 6" style:family="paragraph" style:parent-style-name="Титульный_20_лист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лист_7e_LT_7e_Gliederung_20_7" style:display-name="Титульный лист~LT~Gliederung 7" style:family="paragraph" style:parent-style-name="Титульный_20_лист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лист_7e_LT_7e_Gliederung_20_8" style:display-name="Титульный лист~LT~Gliederung 8" style:family="paragraph" style:parent-style-name="Титульный_20_лист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лист_7e_LT_7e_Gliederung_20_9" style:display-name="Титульный лист~LT~Gliederung 9" style:family="paragraph" style:parent-style-name="Титульный_20_лист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лист_7e_LT_7e_Titel" style:display-name="Титульный лист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лист_7e_LT_7e_Untertitel" style:display-name="Титульный лист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лист_7e_LT_7e_Notizen" style:display-name="Титульный лист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лист_7e_LT_7e_Hintergrundobjekte" style:display-name="Титульный лист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ьный_20_лист_7e_LT_7e_Hintergrund" style:display-name="Титульный лист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текст_7e_LT_7e_Gliederung_20_1" style:display-name="Заголовок и текст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текст_7e_LT_7e_Gliederung_20_2" style:display-name="Заголовок и текст~LT~Gliederung 2" style:family="paragraph" style:parent-style-name="Заголовок_20_и_20_текст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и_20_текст_7e_LT_7e_Gliederung_20_3" style:display-name="Заголовок и текст~LT~Gliederung 3" style:family="paragraph" style:parent-style-name="Заголовок_20_и_20_текст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текст_7e_LT_7e_Gliederung_20_4" style:display-name="Заголовок и текст~LT~Gliederung 4" style:family="paragraph" style:parent-style-name="Заголовок_20_и_20_текст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текст_7e_LT_7e_Gliederung_20_5" style:display-name="Заголовок и текст~LT~Gliederung 5" style:family="paragraph" style:parent-style-name="Заголовок_20_и_20_текст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текст_7e_LT_7e_Gliederung_20_6" style:display-name="Заголовок и текст~LT~Gliederung 6" style:family="paragraph" style:parent-style-name="Заголовок_20_и_20_текст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текст_7e_LT_7e_Gliederung_20_7" style:display-name="Заголовок и текст~LT~Gliederung 7" style:family="paragraph" style:parent-style-name="Заголовок_20_и_20_текст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текст_7e_LT_7e_Gliederung_20_8" style:display-name="Заголовок и текст~LT~Gliederung 8" style:family="paragraph" style:parent-style-name="Заголовок_20_и_20_текст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текст_7e_LT_7e_Gliederung_20_9" style:display-name="Заголовок и текст~LT~Gliederung 9" style:family="paragraph" style:parent-style-name="Заголовок_20_и_20_текст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текст_7e_LT_7e_Titel" style:display-name="Заголовок и текст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текст_7e_LT_7e_Untertitel" style:display-name="Заголовок и текст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текст_7e_LT_7e_Notizen" style:display-name="Заголовок и текст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текст_7e_LT_7e_Hintergrundobjekte" style:display-name="Заголовок и текст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текст_7e_LT_7e_Hintergrund" style:display-name="Заголовок и текст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Содержание_7e_LT_7e_Gliederung_20_1" style:display-name="Содержание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одержание_7e_LT_7e_Gliederung_20_2" style:display-name="Содержание~LT~Gliederung 2" style:family="paragraph" style:parent-style-name="Содержание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одержание_7e_LT_7e_Gliederung_20_3" style:display-name="Содержание~LT~Gliederung 3" style:family="paragraph" style:parent-style-name="Содержание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одержание_7e_LT_7e_Gliederung_20_4" style:display-name="Содержание~LT~Gliederung 4" style:family="paragraph" style:parent-style-name="Содержание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одержание_7e_LT_7e_Gliederung_20_5" style:display-name="Содержание~LT~Gliederung 5" style:family="paragraph" style:parent-style-name="Содержание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одержание_7e_LT_7e_Gliederung_20_6" style:display-name="Содержание~LT~Gliederung 6" style:family="paragraph" style:parent-style-name="Содержание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одержание_7e_LT_7e_Gliederung_20_7" style:display-name="Содержание~LT~Gliederung 7" style:family="paragraph" style:parent-style-name="Содержание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одержание_7e_LT_7e_Gliederung_20_8" style:display-name="Содержание~LT~Gliederung 8" style:family="paragraph" style:parent-style-name="Содержание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одержание_7e_LT_7e_Gliederung_20_9" style:display-name="Содержание~LT~Gliederung 9" style:family="paragraph" style:parent-style-name="Содержание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одержание_7e_LT_7e_Titel" style:display-name="Содержание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одержание_7e_LT_7e_Untertitel" style:display-name="Содержание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одержание_7e_LT_7e_Notizen" style:display-name="Содержание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одержание_7e_LT_7e_Hintergrundobjekte" style:display-name="Содержание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Содержание_7e_LT_7e_Hintergrund" style:display-name="Содержание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Домашнее_20_задание_7e_LT_7e_Gliederung_20_1" style:display-name="Домашнее задание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омашнее_20_задание_7e_LT_7e_Gliederung_20_2" style:display-name="Домашнее задание~LT~Gliederung 2" style:family="paragraph" style:parent-style-name="Домашнее_20_задание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Домашнее_20_задание_7e_LT_7e_Gliederung_20_3" style:display-name="Домашнее задание~LT~Gliederung 3" style:family="paragraph" style:parent-style-name="Домашнее_20_задание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омашнее_20_задание_7e_LT_7e_Gliederung_20_4" style:display-name="Домашнее задание~LT~Gliederung 4" style:family="paragraph" style:parent-style-name="Домашнее_20_задание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омашнее_20_задание_7e_LT_7e_Gliederung_20_5" style:display-name="Домашнее задание~LT~Gliederung 5" style:family="paragraph" style:parent-style-name="Домашнее_20_задание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омашнее_20_задание_7e_LT_7e_Gliederung_20_6" style:display-name="Домашнее задание~LT~Gliederung 6" style:family="paragraph" style:parent-style-name="Домашнее_20_задание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омашнее_20_задание_7e_LT_7e_Gliederung_20_7" style:display-name="Домашнее задание~LT~Gliederung 7" style:family="paragraph" style:parent-style-name="Домашнее_20_задание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омашнее_20_задание_7e_LT_7e_Gliederung_20_8" style:display-name="Домашнее задание~LT~Gliederung 8" style:family="paragraph" style:parent-style-name="Домашнее_20_задание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омашнее_20_задание_7e_LT_7e_Gliederung_20_9" style:display-name="Домашнее задание~LT~Gliederung 9" style:family="paragraph" style:parent-style-name="Домашнее_20_задание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омашнее_20_задание_7e_LT_7e_Titel" style:display-name="Домашнее задание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омашнее_20_задание_7e_LT_7e_Untertitel" style:display-name="Домашнее задание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омашнее_20_задание_7e_LT_7e_Notizen" style:display-name="Домашнее задание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омашнее_20_задание_7e_LT_7e_Hintergrundobjekte" style:display-name="Домашнее задание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Домашнее_20_задание_7e_LT_7e_Hintergrund" style:display-name="Домашнее задание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инал_7e_LT_7e_Gliederung_20_1" style:display-name="Финал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Финал_7e_LT_7e_Gliederung_20_2" style:display-name="Финал~LT~Gliederung 2" style:family="paragraph" style:parent-style-name="Финал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Финал_7e_LT_7e_Gliederung_20_3" style:display-name="Финал~LT~Gliederung 3" style:family="paragraph" style:parent-style-name="Финал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Финал_7e_LT_7e_Gliederung_20_4" style:display-name="Финал~LT~Gliederung 4" style:family="paragraph" style:parent-style-name="Финал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Финал_7e_LT_7e_Gliederung_20_5" style:display-name="Финал~LT~Gliederung 5" style:family="paragraph" style:parent-style-name="Финал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Финал_7e_LT_7e_Gliederung_20_6" style:display-name="Финал~LT~Gliederung 6" style:family="paragraph" style:parent-style-name="Финал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Финал_7e_LT_7e_Gliederung_20_7" style:display-name="Финал~LT~Gliederung 7" style:family="paragraph" style:parent-style-name="Финал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Финал_7e_LT_7e_Gliederung_20_8" style:display-name="Финал~LT~Gliederung 8" style:family="paragraph" style:parent-style-name="Финал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Финал_7e_LT_7e_Gliederung_20_9" style:display-name="Финал~LT~Gliederung 9" style:family="paragraph" style:parent-style-name="Финал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Финал_7e_LT_7e_Titel" style:display-name="Финал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Финал_7e_LT_7e_Untertitel" style:display-name="Финал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Финал_7e_LT_7e_Notizen" style:display-name="Финал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Финал_7e_LT_7e_Hintergrundobjekte" style:display-name="Финал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инал_7e_LT_7e_Hintergrund" style:display-name="Финал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5:52:08.050383085</meta:creation-date>
    <dc:date>2018-03-25T20:26:42.481812139</dc:date>
    <meta:editing-duration>PT34M50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2" meta:paragraph-count="17" meta:word-count="93" meta:character-count="759" meta:non-whitespace-character-count="657"/>
  </office:meta>
</office:document-meta>
</file>